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size="18pt" fo:font-style="normal" style:text-underline-style="none" style:font-size-asian="18pt" style:font-style-asian="normal" style:font-size-complex="18pt" style:font-style-complex="normal"/>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8" style:family="paragraph" style:parent-style-name="Standard" style:list-style-name="L2">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list-style-name="L5">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list-style-name="L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5">
      <style:paragraph-properties fo:text-align="start" style:justify-single-word="fals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1"/>
      <text:p text:style-name="P3">Scene 3: Bluecrest Manor</text:p>
      <text:p text:style-name="P2"/>
      <text:list xml:id="list5204483416830180872" text:style-name="L1">
        <text:list-header>
          <text:p text:style-name="P7">Scenario</text:p>
        </text:list-header>
      </text:list>
      <text:p text:style-name="P6"/>
      <text:list xml:id="list37692951" text:continue-numbering="true" text:style-name="L1">
        <text:list-item>
          <text:p text:style-name="P11">Nyx, Thom, Cedar</text:p>
          <text:list>
            <text:list-item>
              <text:p text:style-name="P13">Below the Two Ford Marshall station</text:p>
            </text:list-item>
          </text:list>
        </text:list-item>
        <text:list-item>
          <text:p text:style-name="P11">Snas, Grant</text:p>
          <text:list>
            <text:list-item>
              <text:p text:style-name="P13">A couple miles away from Bluecrest Manor, at Grant's cave camp</text:p>
            </text:list-item>
          </text:list>
        </text:list-item>
        <text:list-item>
          <text:p text:style-name="P11">Faceless</text:p>
          <text:list>
            <text:list-item>
              <text:p text:style-name="P13">2 miles South of Two Ford on the River Road</text:p>
            </text:list-item>
            <text:list-item>
              <text:p text:style-name="P13">Will take them 30 minutes to get back to town running</text:p>
            </text:list-item>
          </text:list>
        </text:list-item>
      </text:list>
      <text:p text:style-name="P6"/>
      <text:list xml:id="list37683427" text:continue-numbering="true" text:style-name="L1">
        <text:list-item>
          <text:p text:style-name="P13">The cave has the poison gas that's been used to kidnap people</text:p>
          <text:list>
            <text:list-item>
              <text:p text:style-name="P11">All three of them must make a Constitution Saving Throw to determine the effects of the poison</text:p>
            </text:list-item>
            <text:list-item>
              <text:p text:style-name="P13">Cedar could morph into a dog to get across the room quickly, and then a spider to climb up the walls to get away from it</text:p>
            </text:list-item>
          </text:list>
        </text:list-item>
        <text:list-item>
          <text:p text:style-name="P13">Remember that all three of them have Darkvision</text:p>
        </text:list-item>
        <text:list-item>
          <text:p text:style-name="P13">Cedar is the only one with Speaks to Animals, so the only one that can talk to Bruno</text:p>
          <text:list>
            <text:list-item>
              <text:p text:style-name="P13">Bruno will spot Snas and Grant, and approach them thinking Snas might be Darsis</text:p>
              <text:list>
                <text:list-item>
                  <text:p text:style-name="P13">As Faceless is running back to Two Ford, he spots the Raven diving toward Snas and Grant</text:p>
                </text:list-item>
              </text:list>
            </text:list-item>
            <text:list-item>
              <text:p text:style-name="P13">Bruno will eventually come looking for Cedar, and be within range, so she can talk to him and tell him what to do</text:p>
            </text:list-item>
          </text:list>
          <text:p text:style-name="P7"/>
          <text:p text:style-name="P7">Notes</text:p>
        </text:list-item>
      </text:list>
      <text:p text:style-name="P5"/>
      <text:list xml:id="list37695046" text:continue-numbering="true" text:style-name="L1">
        <text:list-item>
          <text:p text:style-name="P13">If the PCs go deep enough into the manor, they'll discover that the Bluecrest's keep Shadow Dragon's as pets – they had been testing on the Juvenile because they wanted to understand how it's Underdark properties reacted</text:p>
          <text:list>
            <text:list-item>
              <text:p text:style-name="P13">The blight seems to just undo things, and Shadow Dragons are known to be dragons that have lost their color, so they thought there was a clue there</text:p>
            </text:list-item>
            <text:list-item>
              <text:p text:style-name="P13">They gave the dragon the tainted sample and it went berserk</text:p>
            </text:list-item>
            <text:list-item>
              <text:p text:style-name="P13">The PCs will discover the Bluecrest's lab in the manor</text:p>
              <text:list>
                <text:list-item>
                  <text:p text:style-name="P13">When they walk in on the researchers, they'll see a lot of animal test subjects, and the head researcher (Anavine Biriolig, my friends of course call me Anvi) will tell them about what he's doing</text:p>
                  <text:list>
                    <text:list-item>
                      <text:p text:style-name="P13">“With you in a moment! Just oooooonnnne mooooore...ah! Very good, Nynla (Arrinhel) I think this is ready for the lab if you'd be so kind”</text:p>
                      <text:list>
                        <text:list-item>
                          <text:p text:style-name="P13">The assistant leaves the room, to take the petri dish somewhere else in the Manor – in truth she's raising an alarm, but if the PCs don't leave there's some kind of check in that brings the guards around anyway, or someone comes to bring them lunch or something.</text:p>
                        </text:list-item>
                        <text:list-item>
                          <text:p text:style-name="P13"><text:soft-page-break/>Is this guy a sinister vibe? Or a deceptively charming nerd vibe?</text:p>
                        </text:list-item>
                      </text:list>
                    </text:list-item>
                    <text:list-item>
                      <text:p text:style-name="P13">“Oh you won't be telling anyone I'm afraid, ah gentlemen perfect timing as ever! Now if you'll excuse me I believe it's just about supper time and...well gracious me I've had such a lovely time chatting with you all I'm afraid I've burned right through the time for a proper sterilization procedure today...oh what a horrid pun I do apologize...now but don't fret! I've every confidence these fine fellows will give it their level best wont'cha boys? I do so love a bit of vernacular here and there, such a dashing spice on the tongue haHA! Well then...I suppose it's off to the mess hall for old Anvi. Truly a pleasure.”</text:p>
                    </text:list-item>
                  </text:list>
                </text:list-item>
                <text:list-item>
                  <text:p text:style-name="P13">Anavine will head towards the back of the laboratory, push open a hidden door in the back wall to what looks to be a stony cavern, and leave the PCs to fight whoever it is that's just been summoned.</text:p>
                </text:list-item>
                <text:list-item>
                  <text:p text:style-name="P13">Somewhere in all of this is where they'll see their first sign of the Green Rose, on a bulletin board.</text:p>
                </text:list-item>
              </text:list>
            </text:list-item>
            <text:list-item>
              <text:p text:style-name="P13">At some point during their departure, ideally from the laboratory, they'll be intercepted by Darvis</text:p>
            </text:list-item>
          </text:list>
        </text:list-item>
        <text:list-item>
          <text:p text:style-name="P13">The whole thing got messy enough that the Sons managed to get a hold of the serum themselves, so the kidnappings are by Sons of Vecna who are now actively trying to create new ones with stolen serum</text:p>
        </text:list-item>
        <text:list-item>
          <text:p text:style-name="P13">Sadie knows the time spell because she went crazy for a couple years trying to turn back time so she could save Netheria. Her brother (Grant) helped her but they had a falling out</text:p>
          <text:list>
            <text:list-item>
              <text:p text:style-name="P13">They made a discovery that </text:p>
            </text:list-item>
            <text:list-item>
              <text:p text:style-name="P13">If The Green Rose can undo matter, does it have a relationship to time?</text:p>
            </text:list-item>
          </text:list>
        </text:list-item>
      </text:list>
      <text:p text:style-name="P5"/>
      <text:list xml:id="list37683130" text:continue-numbering="true" text:style-name="L1">
        <text:list-item>
          <text:p text:style-name="P13">Bernice will say “Some people would tell you there can only be peace through strength. Idiots. Peace through love. Full stop.”</text:p>
          <text:list>
            <text:list-item>
              <text:p text:style-name="P13">She'll sing the song that they played at Nanny's funeral</text:p>
            </text:list-item>
          </text:list>
        </text:list-item>
      </text:list>
      <text:p text:style-name="P5"/>
      <text:list xml:id="list37684689" text:continue-numbering="true" text:style-name="L1">
        <text:list-header>
          <text:p text:style-name="P7">Quest</text:p>
          <text:p text:style-name="P7"/>
        </text:list-header>
        <text:list-item>
          <text:p text:style-name="P15">Explore and investigate the Bluecrest Manor</text:p>
          <text:p text:style-name="P7"/>
          <text:p text:style-name="P7">NPCs</text:p>
          <text:p text:style-name="P7"/>
        </text:list-item>
        <text:list-item>
          <text:p text:style-name="P15">Grant Scramblewise and Mimeo</text:p>
        </text:list-item>
        <text:list-item>
          <text:p text:style-name="P15">Bluecrest Laboratory Researchers</text:p>
          <text:list>
            <text:list-item>
              <text:p text:style-name="P15">Anavine “Anvi” Biriolig</text:p>
              <text:list>
                <text:list-item>
                  <text:p text:style-name="P15">“Sons of Vecna? Sounds like a cute little club but I have to admit I don't get out all that much...quite taken up with my work, saving the world you know. This blight...tsktsk what a specimen...dastardly little bugger quite the mystery indeed. We're working on a cure, and these (motions to the people on the operating table and the beasts in the cages) I am pleased to say are the valiant infantrymen (and women of course) drafted to our glorious cause. We do of course honor their service – they're every one of them listed in for all to see on all our products”</text:p>
                  <text:list>
                    <text:list-item>
                      <text:p text:style-name="P15">The names of the test subjects are at the bottom of the disclaimers in even smaller font</text:p>
                    </text:list-item>
                  </text:list>
                </text:list-item>
              </text:list>
            </text:list-item>
            <text:list-item>
              <text:p text:style-name="P15">Nynla Arrinhel</text:p>
            </text:list-item>
          </text:list>
        </text:list-item>
      </text:list>
      <text:p text:style-name="P4"><text:soft-page-break/></text:p>
      <text:p text:style-name="P4"><text:tab/><text:span text:style-name="T1">Events</text:span></text:p>
      <text:p text:style-name="P4"/>
      <text:list xml:id="list5320512279048893196" text:style-name="L2">
        <text:list-item>
          <text:p text:style-name="P16"/>
        </text:list-item>
      </text:list>
      <text:p text:style-name="P4"/>
      <text:list xml:id="list37695174" text:continue-numbering="true" text:style-name="L2">
        <text:list-header>
          <text:p text:style-name="P8">Encounter Monsters</text:p>
        </text:list-header>
      </text:list>
      <text:p text:style-name="P9"/>
      <text:list xml:id="list4102132907796284668" text:style-name="L5">
        <text:list-item>
          <text:list>
            <text:list-item>
              <text:p text:style-name="P10">Lab Monsters</text:p>
              <text:list>
                <text:list-item>
                  <text:p text:style-name="P14">Jackal (364) &gt; Jackalware (182)</text:p>
                </text:list-item>
                <text:list-item>
                  <text:p text:style-name="P14">Kenku (x2) (183)</text:p>
                </text:list-item>
                <text:list-item>
                  <text:p text:style-name="P14">Lion (364)</text:p>
                </text:list-item>
                <text:list-item>
                  <text:p text:style-name="P14">Constrictor Snake (351)</text:p>
                </text:list-item>
                <text:list-item>
                  <text:p text:style-name="P14">Boar (the one that Cedar met) (350)</text:p>
                </text:list-item>
              </text:list>
            </text:list-item>
          </text:list>
        </text:list-item>
      </text:list>
      <text:p text:style-name="P5"/>
      <text:list xml:id="list37667568" text:continue-numbering="true" text:style-name="L5">
        <text:list-item>
          <text:list>
            <text:list-item>
              <text:p text:style-name="P10">Guards</text:p>
              <text:list>
                <text:list-item>
                  <text:p text:style-name="P14">Guard Captain (162)</text:p>
                </text:list-item>
                <text:list-item>
                  <text:p text:style-name="P17"><text:span text:style-name="T2">Guard (x4) (162)</text:span></text:p>
                </text:list-item>
              </text:list>
            </text:list-item>
          </text:list>
        </text:list-item>
      </text:list>
      <text:p text:style-name="P5"/>
      <text:p text:style-name="P5"/>
      <text:p text:style-name="P5"/>
      <text:p text:style-name="P5"><text:tab/></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7-15T09:02:53.97</meta:creation-date>
    <meta:generator>OpenOffice/4.1.15$Win32 OpenOffice.org_project/4115m2$Build-9813</meta:generator>
    <dc:date>2025-08-04T17:41:40.51</dc:date>
    <dc:creator>Paul Paroczai</dc:creator>
    <meta:editing-duration>PT11H46M28S</meta:editing-duration>
    <meta:editing-cycles>67</meta:editing-cycles>
    <meta:document-statistic meta:table-count="0" meta:image-count="0" meta:object-count="0" meta:page-count="3" meta:paragraph-count="58" meta:word-count="930" meta:character-count="4820"/>
  </office:meta>
</office:document-meta>
</file>